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639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66.56" calcext:value-type="float">
            <text:p>66.56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84 kWh</text:p>
          </table:table-cell>
          <table:table-cell office:value-type="float" office:value="1862.34" calcext:value-type="float">
            <text:p>1862.34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string" calcext:value-type="string">
            <text:p>T-0</text:p>
          </table:table-cell>
          <table:table-cell office:value-type="float" office:value="2116.83" calcext:value-type="float">
            <text:p>2116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60.51" calcext:value-type="float">
            <text:p>60.51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39 kWh</text:p>
          </table:table-cell>
          <table:table-cell office:value-type="float" office:value="2255.33" calcext:value-type="float">
            <text:p>2255.33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157.87" calcext:value-type="float">
            <text:p>157.87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T-0</text:p>
          </table:table-cell>
          <table:table-cell office:value-type="float" office:value="2664.93" calcext:value-type="float">
            <text:p>2664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53.85" calcext:value-type="float">
            <text:p>53.85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12 kWh</text:p>
          </table:table-cell>
          <table:table-cell office:value-type="float" office:value="2050.53" calcext:value-type="float">
            <text:p>2050.53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143.54" calcext:value-type="float">
            <text:p>143.54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T-0</text:p>
          </table:table-cell>
          <table:table-cell office:value-type="float" office:value="2436.41" calcext:value-type="float">
            <text:p>2436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48.2" calcext:value-type="float">
            <text:p>48.2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05 kWh</text:p>
          </table:table-cell>
          <table:table-cell office:value-type="float" office:value="1991.54" calcext:value-type="float">
            <text:p>1991.54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39.41" calcext:value-type="float">
            <text:p>139.41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T-0</text:p>
          </table:table-cell>
          <table:table-cell office:value-type="float" office:value="2366.35" calcext:value-type="float">
            <text:p>2366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42.35" calcext:value-type="float">
            <text:p>42.3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02 kWh</text:p>
          </table:table-cell>
          <table:table-cell office:value-type="float" office:value="1962.05" calcext:value-type="float">
            <text:p>1962.0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7.34" calcext:value-type="float">
            <text:p>137.34</text:p>
          </table:table-cell>
          <table:table-cell office:value-type="float" office:value="21.27" calcext:value-type="float">
            <text:p>21.27</text:p>
          </table:table-cell>
          <table:table-cell office:value-type="string" calcext:value-type="string">
            <text:p>T-0</text:p>
          </table:table-cell>
          <table:table-cell office:value-type="float" office:value="2327.97" calcext:value-type="float">
            <text:p>2327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36.3" calcext:value-type="float">
            <text:p>36.3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02 kWh</text:p>
          </table:table-cell>
          <table:table-cell office:value-type="float" office:value="1953.92" calcext:value-type="float">
            <text:p>1953.9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36.77" calcext:value-type="float">
            <text:p>136.77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T-0</text:p>
          </table:table-cell>
          <table:table-cell office:value-type="float" office:value="2312.46" calcext:value-type="float">
            <text:p>2312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0.05" calcext:value-type="float">
            <text:p>30.05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93 kWh</text:p>
          </table:table-cell>
          <table:table-cell office:value-type="float" office:value="1882.02" calcext:value-type="float">
            <text:p>1882.0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/>
          <table:table-cell office:value-type="float" office:value="20.46" calcext:value-type="float">
            <text:p>20.46</text:p>
          </table:table-cell>
          <table:table-cell office:value-type="string" calcext:value-type="string">
            <text:p>T-0</text:p>
          </table:table-cell>
          <table:table-cell office:value-type="float" office:value="2096.15" calcext:value-type="float">
            <text:p>2096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4" calcext:value-type="float">
            <text:p>24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84 kWh</text:p>
          </table:table-cell>
          <table:table-cell office:value-type="float" office:value="1810.45" calcext:value-type="float">
            <text:p>1810.4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/>
          <table:table-cell office:value-type="float" office:value="19.73" calcext:value-type="float">
            <text:p>19.73</text:p>
          </table:table-cell>
          <table:table-cell office:value-type="string" calcext:value-type="string">
            <text:p>T-0</text:p>
          </table:table-cell>
          <table:table-cell office:value-type="float" office:value="2017.13" calcext:value-type="float">
            <text:p>2017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47.9" calcext:value-type="float">
            <text:p>47.9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83 kWh</text:p>
          </table:table-cell>
          <table:table-cell office:value-type="float" office:value="1772.37" calcext:value-type="float">
            <text:p>1772.3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/>
          <table:table-cell office:value-type="float" office:value="19.35" calcext:value-type="float">
            <text:p>19.35</text:p>
          </table:table-cell>
          <table:table-cell office:value-type="string" calcext:value-type="string">
            <text:p>T-0</text:p>
          </table:table-cell>
          <table:table-cell office:value-type="float" office:value="2001.89" calcext:value-type="float">
            <text:p>2001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7.44" calcext:value-type="float">
            <text:p>17.44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84 kWh</text:p>
          </table:table-cell>
          <table:table-cell office:value-type="float" office:value="1756.75" calcext:value-type="float">
            <text:p>1756.7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/>
          <table:table-cell office:value-type="float" office:value="19.19" calcext:value-type="float">
            <text:p>19.19</text:p>
          </table:table-cell>
          <table:table-cell office:value-type="string" calcext:value-type="string">
            <text:p>T-0</text:p>
          </table:table-cell>
          <table:table-cell office:value-type="float" office:value="1955.85" calcext:value-type="float">
            <text:p>1955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5.85" calcext:value-type="float">
            <text:p>5.85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67 kWh</text:p>
          </table:table-cell>
          <table:table-cell office:value-type="float" office:value="1633.02" calcext:value-type="float">
            <text:p>1633.0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T-0</text:p>
          </table:table-cell>
          <table:table-cell office:value-type="float" office:value="1818.61" calcext:value-type="float">
            <text:p>1818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94.11" calcext:value-type="float">
            <text:p>194.11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87 kWh</text:p>
          </table:table-cell>
          <table:table-cell office:value-type="float" office:value="1763.23" calcext:value-type="float">
            <text:p>1763.2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/>
          <table:table-cell office:value-type="float" office:value="19.24" calcext:value-type="float">
            <text:p>19.24</text:p>
          </table:table-cell>
          <table:table-cell office:value-type="string" calcext:value-type="string">
            <text:p>T-0</text:p>
          </table:table-cell>
          <table:table-cell office:value-type="float" office:value="2137.73" calcext:value-type="float">
            <text:p>2137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8:44:46.658000000</meta:creation-date>
    <dc:date>2018-03-28T08:47:50.499000000</dc:date>
    <meta:editing-duration>PT3M4S</meta:editing-duration>
    <meta:editing-cycles>1</meta:editing-cycles>
    <meta:document-statistic meta:table-count="1" meta:cell-count="148" meta:object-count="0"/>
    <meta:generator>LibreOffice/5.3.4.2$Windows_x86 LibreOffice_project/f82d347ccc0be322489bf7da61d7e4ad13fe2ff3</meta:generator>
  </office:meta>
</office:document-meta>
</file>